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nb" fo:country="NO"/>
    </style:style>
    <style:style style:name="T3" style:parent-style-name="DefaultParagraphFont" style:family="text">
      <style:text-properties fo:language="nb" fo:country="NO"/>
    </style:style>
    <style:style style:name="T4" style:parent-style-name="DefaultParagraphFont" style:family="text">
      <style:text-properties fo:language="nb" fo:country="NO"/>
    </style:style>
    <style:style style:name="T5" style:parent-style-name="DefaultParagraphFont" style:family="text">
      <style:text-properties fo:font-style="italic" style:font-style-asian="italic" style:font-style-complex="italic" fo:language="nb" fo:country="NO"/>
    </style:style>
    <style:style style:name="T6" style:parent-style-name="DefaultParagraphFont" style:family="text">
      <style:text-properties fo:language="nb" fo:country="NO"/>
    </style:style>
    <style:style style:name="T7" style:parent-style-name="DefaultParagraphFont" style:family="text">
      <style:text-properties fo:language="nb" fo:country="NO"/>
    </style:style>
    <style:style style:name="P8" style:parent-style-name="Normal" style:family="paragraph">
      <style:text-properties fo:language="nb" fo:country="NO"/>
    </style:style>
    <style:style style:name="P9" style:parent-style-name="Normal" style:family="paragraph">
      <style:text-properties fo:font-weight="bold" style:font-weight-asian="bold" style:font-weight-complex="bold" fo:language="nb" fo:country="NO"/>
    </style:style>
    <style:style style:name="P10" style:parent-style-name="Normal" style:family="paragraph">
      <style:text-properties fo:language="nb" fo:country="NO"/>
    </style:style>
    <style:style style:name="P11" style:parent-style-name="Normal" style:family="paragraph">
      <style:text-properties fo:language="nb" fo:country="NO"/>
    </style:style>
    <style:style style:name="P12" style:parent-style-name="Normal" style:family="paragraph">
      <style:text-properties fo:language="nb" fo:country="NO"/>
    </style:style>
    <style:style style:name="P13" style:parent-style-name="Normal" style:family="paragraph">
      <style:text-properties fo:language="nb" fo:country="NO"/>
    </style:style>
    <style:style style:name="P14" style:parent-style-name="Normal" style:family="paragraph">
      <style:text-properties fo:language="nb" fo:country="NO"/>
    </style:style>
    <style:style style:name="P15" style:parent-style-name="Normal" style:family="paragraph">
      <style:text-properties fo:font-weight="bold" style:font-weight-asian="bold" style:font-weight-complex="bold" fo:language="nb" fo:country="NO"/>
    </style:style>
    <style:style style:name="P16" style:parent-style-name="Normal" style:family="paragraph">
      <style:text-properties fo:language="nb" fo:country="NO"/>
    </style:style>
    <style:style style:name="T17" style:parent-style-name="DefaultParagraphFont" style:family="text">
      <style:text-properties fo:language="nb" fo:country="NO"/>
    </style:style>
    <style:style style:name="T18" style:parent-style-name="DefaultParagraphFont" style:family="text">
      <style:text-properties fo:language="nb" fo:country="NO"/>
    </style:style>
    <style:style style:name="T19" style:parent-style-name="DefaultParagraphFont" style:family="text">
      <style:text-properties fo:font-style="italic" style:font-style-asian="italic" style:font-style-complex="italic" fo:language="nb" fo:country="NO"/>
    </style:style>
    <style:style style:name="T20" style:parent-style-name="DefaultParagraphFont" style:family="text">
      <style:text-properties fo:font-style="italic" style:font-style-asian="italic" style:font-style-complex="italic" fo:language="nb" fo:country="NO"/>
    </style:style>
    <style:style style:name="T21" style:parent-style-name="DefaultParagraphFont" style:family="text">
      <style:text-properties fo:language="nb" fo:country="NO"/>
    </style:style>
    <style:style style:name="P22" style:parent-style-name="Normal" style:family="paragraph">
      <style:text-properties fo:language="nb" fo:country="NO"/>
    </style:style>
    <style:style style:name="P23" style:parent-style-name="Normal" style:family="paragraph">
      <style:text-properties fo:language="nb" fo:country="NO"/>
    </style:style>
    <style:style style:name="P24" style:parent-style-name="Normal" style:family="paragraph">
      <style:text-properties fo:language="nb" fo:country="NO"/>
    </style:style>
    <style:style style:name="P25" style:parent-style-name="Normal" style:family="paragraph">
      <style:text-properties fo:font-weight="bold" style:font-weight-asian="bold" style:font-weight-complex="bold" fo:language="nb" fo:country="NO"/>
    </style:style>
    <style:style style:name="P26" style:parent-style-name="Normal" style:family="paragraph">
      <style:text-properties fo:language="nb" fo:country="NO"/>
    </style:style>
    <style:style style:name="P27" style:parent-style-name="Normal" style:family="paragraph">
      <style:text-properties fo:language="nb" fo:country="NO"/>
    </style:style>
    <style:style style:name="P28" style:parent-style-name="Normal" style:family="paragraph">
      <style:text-properties fo:language="nb" fo:country="NO"/>
    </style:style>
    <style:style style:name="T29" style:parent-style-name="DefaultParagraphFont" style:family="text">
      <style:text-properties fo:language="nb" fo:country="NO"/>
    </style:style>
    <style:style style:name="T30" style:parent-style-name="DefaultParagraphFont" style:family="text">
      <style:text-properties fo:language="nb" fo:country="NO"/>
    </style:style>
    <style:style style:name="T31" style:parent-style-name="DefaultParagraphFont" style:family="text">
      <style:text-properties fo:language="nb" fo:country="NO"/>
    </style:style>
    <style:style style:name="T32" style:parent-style-name="DefaultParagraphFont" style:family="text">
      <style:text-properties fo:font-style="italic" style:font-style-asian="italic" style:font-style-complex="italic" fo:language="nb" fo:country="NO"/>
    </style:style>
    <style:style style:name="T33" style:parent-style-name="DefaultParagraphFont" style:family="text">
      <style:text-properties fo:language="nb" fo:country="NO"/>
    </style:style>
  </office:automatic-styles>
  <office:body>
    <office:text text:use-soft-page-breaks="true">
      <text:p text:style-name="P1"><text:span text:style-name="T2">Disse beskrivelsene er basert på<text:s/></text:span><text:span text:style-name="T3">forelesnings</text:span><text:span text:style-name="T4">ekstramaterialet<text:s/></text:span><text:span text:style-name="T5">«Konvertering mellom tallsystemer»</text:span><text:span text:style-name="T6">. Denne teksten gjennomgår bare metodene for å konvertere naturlige tall, så denne</text:span><text:span text:style-name="T7"><text:s/>besvarelsen vil også begrense seg til dette.</text:span></text:p>
      <text:p text:style-name="P8"/>
      <text:p text:style-name="P9">Beskriv kort metode for å gå fra binære tall til hexadesimale tall og motsatt.<text:s/></text:p>
      <text:p text:style-name="P10">16 -&gt; 2</text:p>
      <text:p text:style-name="P11">For å oversette flersifrete heksadesimaltall til binærtall skriver en ned binærverdien til hvert siffer.<text:s/>(Om en ikke har oversikt over binærverdien til hvert heksadesimalsiffer, kan lage en tabell ved å<text:s/>oversette alle enkelsifrerte heksadesimaltall til desimaltall og så binærtall).<text:s/>Om en starter med sifferet lengst til venstre, og deretter skriver neste siffer ned til høyre for det forrige vil en ende opp med binærtallet etter å ha skrevet ned det siste sifferet.<text:s/></text:p>
      <text:p text:style-name="P12">2 -&gt; 16</text:p>
      <text:p text:style-name="P13">For å oversette et mangesifret binærtall til heksadesimaltall oversetter en sett med fire etterfølgende sifre i tallet til<text:s/>et<text:s/>heksadesimalsiffer. Start med de fire sifrene lengst til høyre, skriv ned heksadesimaltallsverdien, skriv ned heksadesimalsifferet av de fire neste sifrene til venstre for det forrige. Gjenta til<text:s/>en<text:s/>har nådd<text:s/>heksadesimalversjonen av tallet. Om det siste settet binærtall består av under fire sifre (men mer enn 0) legger en til 0-siffre forrest i rekken slik at settet får fire sifre.<text:s/></text:p>
      <text:p text:style-name="P14"/>
      <text:p text:style-name="P15">Beskriv kort metoden for å gå fra binære tall til desimaltall og motsatt.</text:p>
      <text:p text:style-name="P16">2 -&gt; 10</text:p>
      <text:p text:style-name="Normal"><text:span text:style-name="T17">For å ko</text:span><text:span text:style-name="T18">nvertere binærtall til desimaltall gir en hvert siffer en posisjonsverdi. Posisjonsverdien starter med 0 for sifferet lengst til høyre, og øker med 1 for hvert hakk mot venstre. <text:s/>For hvert siffer multipliserer en sifferets verdi med<text:s/></text:span><text:span text:style-name="T19">2 opphøyd i posisjonsve</text:span><text:span text:style-name="T20">rdien</text:span><text:span text:style-name="T21">. Produktene av disse kalkulasjonene for hvert siffer summeres – summen er desimaltallsverdien av tallet.</text:span></text:p>
      <text:p text:style-name="P22"/>
      <text:p text:style-name="P23">10 -&gt; 2</text:p>
      <text:p text:style-name="P24">For å konvertere desimaltall til binærtall deler en tallet på 2 (med rest, inkludert 0.) Før ned restverdiene, og del kvotienten med to.<text:s/>Gjenta forrige steg – hver rest skrives ned til høyre for de tidligere nedskrevne sifrene - til kvotienten er 0. Strengen av rest-sifre er binærverdien av tallet.</text:p>
      <text:p text:style-name="P25">Beskriv kort metoden for å gå fra hexadesimale tall til desimaltall og motsatt.</text:p>
      <text:p text:style-name="P26">10 -&gt; 16</text:p>
      <text:p text:style-name="P27">For<text:s/>å konvertere desimaltall til heksadesimaltall deler en tallet med 16 (med rest, inkludert 0). Resten noteres, og kvotienten deles med 16. Gjenta forrige steg – hver rest skrives ned til høyre for de tidligere nedskrevne sifrene - til kvotienten er 0. Strengen av rest-sifre er heksadesimalverdien av tallet.</text:p>
      <text:p text:style-name="P28">16 -&gt; 10</text:p>
      <text:p text:style-name="Normal"><text:span text:style-name="T29">For å oversette heksadesimale tall til desimaltallsystemet gir en hvert siffer en posisjonsverdi. Posisjonsverdien starter med 0 for sifferet lengst til høyre, og øker med 1 for hvert hakk mot v</text:span><text:span text:style-name="T30">enstre. <text:s/></text:span><text:soft-page-break/><text:span text:style-name="T31">For hvert siffer multipliserer en sifferets verdi med<text:s/></text:span><text:span text:style-name="T32">16 opphøyd i posisjonsverdien</text:span><text:span text:style-name="T33">. Produktene av disse kalkulasjonene for hvert siffer summeres – summen er desimaltallsverdien av talle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n" fo:country="NO" style:language-asian="zh" style:country-asian="TW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emund H. Jernsletten</meta:initial-creator>
    <dc:creator>Vemund H. Jernsletten</dc:creator>
    <meta:creation-date>2018-01-31T12:03:00Z</meta:creation-date>
    <dc:date>2018-02-09T10:36:00Z</dc:date>
    <meta:template xlink:href="Normal.dotm" xlink:type="simple"/>
    <meta:editing-cycles>6</meta:editing-cycles>
    <meta:editing-duration>PT17160S</meta:editing-duration>
    <meta:document-statistic meta:page-count="2" meta:paragraph-count="5" meta:word-count="455" meta:character-count="2866" meta:row-count="20" meta:non-whitespace-character-count="2416"/>
  </office:meta>
</office:document-meta>
</file>